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" svg:font-family="'LM Mono 12'" style:font-pitch="fixed"/>
    <style:font-face style:name="LM Mono 121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666666" draw:fill="solid" draw:fill-color="#ffffff" draw:textarea-horizontal-align="justify" draw:textarea-vertical-align="middle" draw:auto-grow-height="false" fo:min-height="6.354cm" fo:min-width="7.307cm"/>
    </style:style>
    <style:style style:name="gr2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0.768cm" fo:min-width="2.635cm"/>
      <style:paragraph-properties style:writing-mode="lr-tb"/>
    </style:style>
    <style:style style:name="gr3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401cm" fo:min-width="2.04cm"/>
      <style:paragraph-properties style:writing-mode="lr-tb"/>
    </style:style>
    <style:style style:name="gr4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528cm" fo:min-width="2.04cm"/>
      <style:paragraph-properties style:writing-mode="lr-tb"/>
    </style:style>
    <style:style style:name="gr5" style:family="graphic" style:parent-style-name="objectwithoutfill">
      <style:graphic-properties svg:stroke-color="#666666" draw:fill="solid" draw:textarea-vertical-align="middle"/>
    </style:style>
    <style:style style:name="gr6" style:family="graphic" style:parent-style-name="objectwithoutfill">
      <style:graphic-properties svg:stroke-color="#666666" draw:marker-end="" draw:marker-end-width="0.3cm" draw:fill="solid" draw:textarea-vertical-align="middle"/>
    </style:style>
    <style:style style:name="gr7" style:family="graphic" style:parent-style-name="standard">
      <style:graphic-properties svg:stroke-color="#666666" draw:marker-start="Square_20_unfilled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color="#666666" draw:marker-end="Circle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23cm" fo:min-width="0.50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03cm"/>
      <style:paragraph-properties style:writing-mode="lr-tb"/>
    </style:style>
    <style:style style:name="gr14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1.655cm" fo:min-width="3.564cm"/>
      <style:paragraph-properties style:writing-mode="lr-tb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0.131cm" fo:min-width="0cm"/>
    </style:style>
    <style:style style:name="gr17" style:family="graphic" style:parent-style-name="standard">
      <style:graphic-properties svg:stroke-color="#666666" draw:textarea-vertical-align="middle"/>
    </style:style>
    <style:style style:name="gr18" style:family="graphic" style:parent-style-name="standard">
      <style:graphic-properties svg:stroke-color="#666666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323cm" fo:min-width="1.254cm"/>
      <style:paragraph-properties style:writing-mode="lr-tb"/>
    </style:style>
    <style:style style:name="gr20" style:family="graphic" style:parent-style-name="standard">
      <style:graphic-properties svg:stroke-color="#666666" draw:fill-color="#ffffff" draw:textarea-horizontal-align="justify" draw:textarea-vertical-align="middle" draw:auto-grow-height="false" fo:min-height="0.323cm" fo:min-width="1.90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M Roman 12" fo:font-size="16pt" style:font-size-asian="16pt" style:font-size-complex="16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color="#404040" style:font-name="LM Roman 12" fo:font-size="16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404040" style:font-name="LM Roman 12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404040"/>
    </style:style>
    <style:style style:name="P9" style:family="paragraph">
      <style:paragraph-properties fo:text-align="center" style:writing-mode="lr-tb"/>
      <style:text-properties fo:color="#404040" style:font-name="LM Roman 12"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color="#404040" style:font-name="LM Roman 12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LM Roman 12" fo:font-size="8pt" style:font-size-asian="8pt" style:font-size-complex="8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404040" style:font-name="LM Roman 12" fo:font-size="10pt" style:font-size-asian="10pt" style:font-size-complex="10pt"/>
    </style:style>
    <style:style style:name="P13" style:family="paragraph">
      <loext:graphic-properties draw:fill-color="#ffffff"/>
      <style:paragraph-properties fo:text-align="center" style:writing-mode="lr-tb"/>
      <style:text-properties fo:color="#404040" style:font-name="LM Roman 12" fo:font-size="16pt" style:font-size-asian="16pt" style:font-size-complex="16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color="#404040" style:font-name="LM Roman 12" fo:font-size="14pt" style:font-size-asian="14pt" style:font-size-complex="14pt"/>
    </style:style>
    <style:style style:name="T2" style:family="text">
      <style:text-properties fo:color="#404040" style:font-name="LM Roman 12" fo:font-size="16pt" style:font-size-asian="16pt" style:font-size-complex="16pt"/>
    </style:style>
    <style:style style:name="T3" style:family="text">
      <style:text-properties fo:color="#404040" style:font-name="LM Roman 12" fo:font-size="12pt" style:font-size-asian="12pt" style:font-size-complex="12pt"/>
    </style:style>
    <style:style style:name="T4" style:family="text">
      <style:text-properties style:font-name="LM Roman 1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07cm" svg:height="6.604cm" svg:x="4.766cm" svg:y="0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99cm" svg:height="1.524cm" draw:transform="rotate (1.5707963267949) translate (5.275cm 6.03cm)">
          <draw:glue-point draw:id="8" svg:x="-5.006cm" svg:y="-2.5cm"/>
          <draw:glue-point draw:id="9" svg:x="-5.006cm" svg:y="2.5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3321.675569299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xml:id="id2" draw:id="id2" draw:layer="layout" svg:width="2.54cm" svg:height="1.651cm" svg:x="0.559cm" svg:y="0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54cm" svg:height="1.778cm" svg:x="0.559cm" svg:y="2.78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853cm" svg:y1="6.602cm" svg:x2="6.234cm" svg:y2="6.221cm">
          <text:p/>
        </draw:line>
        <draw:connector draw:style-name="gr6" draw:text-style-name="P4" draw:layer="layout" draw:type="line" svg:x1="6.799cm" svg:y1="3.681cm" svg:x2="7.673cm" svg:y2="3.68cm" draw:start-shape="id1" draw:start-glue-point="5" svg:d="M6799 3681l874-1" svg:viewBox="0 0 875 2">
          <text:p/>
        </draw:connector>
        <draw:connector draw:style-name="gr5" draw:text-style-name="P4" draw:layer="layout" draw:type="lines" svg:x1="3.099cm" svg:y1="1.8cm" svg:x2="5.275cm" svg:y2="2.506cm" draw:start-shape="id2" draw:start-glue-point="1" draw:end-shape="id1" draw:end-glue-point="8" svg:d="M3099 1800h501l1174 706h501" svg:viewBox="0 0 2177 707">
          <text:p/>
        </draw:connector>
        <draw:custom-shape draw:style-name="gr3" draw:text-style-name="P3" xml:id="id4" draw:id="id4" draw:layer="layout" svg:width="2.54cm" svg:height="1.651cm" svg:x="0.559cm" svg:y="4.72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6.036cm" svg:y1="7.046cm" svg:x2="6.033cm" svg:y2="5.674cm">
          <text:p/>
        </draw:line>
        <draw:connector draw:style-name="gr6" draw:text-style-name="P4" draw:layer="layout" draw:type="lines" svg:x1="3.099cm" svg:y1="3.673cm" svg:x2="5.276cm" svg:y2="3.681cm" draw:start-shape="id3" draw:start-glue-point="1" draw:end-shape="id1" draw:end-glue-point="7" svg:d="M3099 3673h501l1174 8h502" svg:viewBox="0 0 2178 9">
          <text:p/>
        </draw:connector>
        <draw:connector draw:style-name="gr6" draw:text-style-name="P4" draw:layer="layout" draw:type="lines" svg:x1="3.099cm" svg:y1="5.545cm" svg:x2="5.275cm" svg:y2="4.854cm" draw:start-shape="id4" draw:start-glue-point="1" draw:end-shape="id1" draw:end-glue-point="9" svg:d="M3099 5545h501l1174-691h501" svg:viewBox="0 0 2177 692">
          <text:p/>
        </draw:connector>
        <draw:connector draw:style-name="gr8" draw:text-style-name="P4" draw:layer="layout" draw:type="lines" svg:x1="11.754cm" svg:y1="3.682cm" svg:x2="13.299cm" svg:y2="3.67cm" svg:d="M11754 3682l1545-12" svg:viewBox="0 0 1546 13">
          <text:p/>
        </draw:connector>
        <draw:frame draw:style-name="gr9" draw:text-style-name="P6" draw:layer="layout" svg:width="3.302cm" svg:height="0.95cm" svg:x="9.516cm" svg:y="0.242cm">
          <draw:text-box>
            <text:p><text:span text:style-name="T1">PX0 Control</text:span></text:p>
          </draw:text-box>
        </draw:frame>
        <draw:frame draw:style-name="gr10" draw:text-style-name="P8" draw:layer="layout" svg:width="2.885cm" svg:height="1.043cm" draw:transform="rotate (1.5707963267949) translate (5.015cm 5.125cm)">
          <draw:text-box>
            <text:p text:style-name="P7"><text:span text:style-name="T2">Alternate</text:span></text:p>
          </draw:text-box>
        </draw:frame>
        <draw:custom-shape draw:style-name="gr11" draw:text-style-name="P10" draw:layer="layout" svg:width="1.065cm" svg:height="0.635cm" svg:x="13.482cm" svg:y="3.309cm">
          <text:p text:style-name="P9"><text:span text:style-name="T3">PX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2.885cm" svg:height="1.043cm" draw:transform="rotate (1.5707963267949) translate (5.815cm 5.126cm)">
          <draw:text-box>
            <text:p text:style-name="P7"><text:span text:style-name="T2">Function</text:span></text:p>
          </draw:text-box>
        </draw:frame>
        <draw:frame draw:style-name="gr13" draw:text-style-name="P11" draw:layer="layout" svg:width="1.012cm" svg:height="0.653cm" svg:x="2.163cm" svg:y="1.493cm">
          <draw:text-box>
            <text:p><text:span text:style-name="T4">TX</text:span></text:p>
          </draw:text-box>
        </draw:frame>
        <draw:custom-shape draw:style-name="gr14" draw:text-style-name="P12" draw:layer="layout" svg:width="0.248cm" svg:height="0.225cm" svg:x="2.851cm" svg:y="5.4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2" draw:layer="layout" svg:width="0.248cm" svg:height="0.225cm" svg:x="2.851cm" svg:y="3.5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2" draw:layer="layout" svg:width="0.248cm" svg:height="0.225cm" svg:x="2.851cm" svg:y="1.7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" draw:text-style-name="P6" draw:layer="layout" svg:width="1.524cm" svg:height="0.95cm" svg:x="0.614cm" svg:y="3.125cm">
          <draw:text-box>
            <text:p><text:span text:style-name="T1">I2C1</text:span></text:p>
          </draw:text-box>
        </draw:frame>
        <draw:frame draw:style-name="gr13" draw:text-style-name="P11" draw:layer="layout" svg:width="1.143cm" svg:height="0.653cm" svg:x="1.964cm" svg:y="3.274cm">
          <draw:text-box>
            <text:p><text:span text:style-name="T4">SCK</text:span></text:p>
          </draw:text-box>
        </draw:frame>
        <draw:frame draw:style-name="gr13" draw:text-style-name="P11" draw:layer="layout" svg:width="1.33cm" svg:height="0.653cm" svg:x="1.845cm" svg:y="5.191cm">
          <draw:text-box>
            <text:p><text:span text:style-name="T4">MOSI</text:span></text:p>
          </draw:text-box>
        </draw:frame>
        <draw:frame draw:style-name="gr9" draw:text-style-name="P6" draw:layer="layout" svg:width="1.524cm" svg:height="0.95cm" svg:x="0.626cm" svg:y="5.042cm">
          <draw:text-box>
            <text:p><text:span text:style-name="T1">SPI0</text:span></text:p>
          </draw:text-box>
        </draw:frame>
        <draw:frame draw:style-name="gr9" draw:text-style-name="P6" draw:layer="layout" svg:width="2.235cm" svg:height="0.95cm" svg:x="0.334cm" svg:y="1.325cm">
          <draw:text-box>
            <text:p><text:span text:style-name="T1">UART0</text:span></text:p>
          </draw:text-box>
        </draw:frame>
        <draw:custom-shape draw:style-name="gr11" draw:text-style-name="P10" draw:layer="layout" svg:width="1.065cm" svg:height="0.635cm" svg:x="5.53cm" svg:y="7.142cm">
          <text:p text:style-name="P9"><text:span text:style-name="T3">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064cm" svg:height="1.905cm" svg:x="7.69cm" svg:y="2.749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4" xml:id="id5" draw:id="id5" draw:layer="layout" svg:width="0.127cm" svg:height="0.381cm" svg:x="11.019cm" svg:y="3.23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4" xml:id="id6" draw:id="id6" draw:layer="layout" svg:width="0.127cm" svg:height="0.381cm" svg:x="11.019cm" svg:y="3.741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5" draw:layer="layout" svg:x1="11.082cm" svg:y1="3.614cm" svg:x2="11.082cm" svg:y2="3.741cm" draw:start-shape="id5" draw:start-glue-point="2" draw:end-shape="id6" draw:end-glue-point="0" svg:d="M11082 3614v127" svg:viewBox="0 0 1 128">
            <text:p/>
          </draw:connector>
          <draw:custom-shape draw:style-name="gr18" draw:text-style-name="P15" xml:id="id7" draw:id="id7" draw:layer="layout" svg:width="0.127cm" svg:height="0.1cm" svg:x="11.018cm" svg:y="3.0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7" draw:text-style-name="P5" draw:layer="layout" svg:x1="11.082cm" svg:y1="3.158cm" svg:x2="11.082cm" svg:y2="3.233cm" draw:start-shape="id7" draw:start-glue-point="7" draw:end-shape="id5" draw:end-glue-point="0" svg:d="M11082 3158v75" svg:viewBox="0 0 1 76">
            <text:p/>
          </draw:connector>
          <draw:line draw:style-name="gr5" draw:text-style-name="P4" draw:layer="layout" svg:x1="11.019cm" svg:y1="4.249cm" svg:x2="11.146cm" svg:y2="4.249cm">
            <text:p/>
          </draw:line>
          <draw:line draw:style-name="gr5" draw:text-style-name="P4" draw:layer="layout" svg:x1="11.085cm" svg:y1="4.122cm" svg:x2="11.085cm" svg:y2="4.249cm">
            <text:p/>
          </draw:line>
          <draw:line draw:style-name="gr5" draw:text-style-name="P4" draw:layer="layout" svg:x1="11.019cm" svg:y1="3.426cm" svg:x2="10.892cm" svg:y2="3.426cm">
            <text:p/>
          </draw:line>
          <draw:line draw:style-name="gr5" draw:text-style-name="P4" draw:layer="layout" svg:x1="11.02cm" svg:y1="3.926cm" svg:x2="10.893cm" svg:y2="3.926cm">
            <text:p/>
          </draw:line>
        </draw:g>
        <draw:line draw:style-name="gr7" draw:text-style-name="P5" draw:layer="layout" svg:x1="9.736cm" svg:y1="7.046cm" svg:x2="9.736cm" svg:y2="4.653cm">
          <text:p/>
        </draw:line>
        <draw:custom-shape draw:style-name="gr19" draw:text-style-name="P10" draw:layer="layout" svg:width="1.816cm" svg:height="0.635cm" svg:x="8.86cm" svg:y="7.142cm">
          <text:p text:style-name="P9"><text:span text:style-name="T3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2.467cm" svg:height="0.635cm" svg:x="7.871cm" svg:y="2.979cm">
          <text:p text:style-name="P9"><text:span text:style-name="T3">STR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2.467cm" svg:height="0.635cm" svg:x="7.871cm" svg:y="3.779cm">
          <text:p text:style-name="P9"><text:span text:style-name="T3">DR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" svg:font-family="'LM Mono 12'" style:font-pitch="fixed"/>
    <style:font-face style:name="LM Mono 121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unfilled" draw:display-name="Square unfilled" svg:viewBox="0 0 300 300" svg:d="M0 0h300v300h-300zM20 20h260v260h-26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0:03:57.303989080</meta:creation-date>
    <dc:date>2021-09-28T11:29:31.288567309</dc:date>
    <meta:editing-duration>PT1H10M42S</meta:editing-duration>
    <meta:editing-cycles>15</meta:editing-cycles>
    <meta:generator>LibreOffice/6.4.7.2$Linux_X86_64 LibreOffice_project/40$Build-2</meta:generator>
    <meta:document-statistic meta:object-count="41"/>
  </office:meta>
</office:document-meta>
</file>